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_analysis" table:style-name="ta1">
        <table:shapes>
          <draw:frame draw:z-index="0" draw:style-name="gr1" draw:text-style-name="P1" svg:width="6.2988in" svg:height="3.5429in" svg:x="0.0146in" svg:y="1.9598in">
            <draw:object draw:notify-on-update-of-ranges="model_analysis.A2:model_analysis.A11 model_analysis.G2:model_analysis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484in" svg:y="1.9311in">
            <draw:object draw:notify-on-update-of-ranges="model_analysis.A2:model_analysis.A11 model_analysis.K2:model_analysis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8283in" svg:y="6.8in">
            <draw:object draw:notify-on-update-of-ranges="model_analysis.A35:model_analysis.A35 model_analysis.B35:model_analysis.J35 model_analysis.A36:model_analysis.A36 model_analysis.B36:model_analysis.J36 model_analysis.A37:model_analysis.A37 model_analysis.B37:model_analysis.J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863in" svg:y="6.8921in">
            <draw:object draw:notify-on-update-of-ranges="model_analysis.A41:model_analysis.A50 model_analysis.C41:model_analysis.C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7303in" svg:y="3.378in">
            <draw:object draw:notify-on-update-of-ranges="model_analysis.B35:model_analysis.J35 model_analysis.A36:model_analysis.A36 model_analysis.B36:model_analysis.J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triangle count</text:p>
          </table:table-cell>
          <table:table-cell office:value-type="string" calcext:value-type="string">
            <text:p><text:s/>X dimension</text:p>
          </table:table-cell>
          <table:table-cell office:value-type="string" calcext:value-type="string">
            <text:p><text:s/>Y dimension</text:p>
          </table:table-cell>
          <table:table-cell office:value-type="string" calcext:value-type="string">
            <text:p><text:s/>Z dimension</text:p>
          </table:table-cell>
          <table:table-cell office:value-type="string" calcext:value-type="string">
            <text:p><text:s/>triangle area</text:p>
          </table:table-cell>
          <table:table-cell office:value-type="string" calcext:value-type="string">
            <text:p><text:s/>triangle ratio</text:p>
          </table:table-cell>
          <table:table-cell office:value-type="string" calcext:value-type="string">
            <text:p><text:s/>bbox area</text:p>
          </table:table-cell>
          <table:table-cell office:value-type="string" calcext:value-type="string">
            <text:p><text:s/>bbox ratio</text:p>
          </table:table-cell>
          <table:table-cell office:value-type="string" calcext:value-type="string">
            <text:p>total tri</text:p>
          </table:table-cell>
          <table:table-cell office:value-type="string" calcext:value-type="string">
            <text:p>tri/bbox ratio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5020" calcext:value-type="float">
            <text:p>5020</text:p>
          </table:table-cell>
          <table:table-cell office:value-type="float" office:value="76.1320037841797" calcext:value-type="float">
            <text:p>76.1320037841797</text:p>
          </table:table-cell>
          <table:table-cell office:value-type="float" office:value="50.9980010986328" calcext:value-type="float">
            <text:p>50.9980010986328</text:p>
          </table:table-cell>
          <table:table-cell office:value-type="float" office:value="93.0299987792969" calcext:value-type="float">
            <text:p>93.0299987792969</text:p>
          </table:table-cell>
          <table:table-cell office:value-type="float" office:value="1.68333860316062" calcext:value-type="float">
            <text:p>1.68333860316062</text:p>
          </table:table-cell>
          <table:table-cell office:value-type="float" office:value="0.000433561857755965" calcext:value-type="float">
            <text:p>0.000433561857756</text:p>
          </table:table-cell>
          <table:table-cell office:value-type="float" office:value="7.70619498631654" calcext:value-type="float">
            <text:p>7.70619498631654</text:p>
          </table:table-cell>
          <table:table-cell office:value-type="float" office:value="0.0019848129236886" calcext:value-type="float">
            <text:p>0.001984812923689</text:p>
          </table:table-cell>
          <table:table-cell/>
          <table:table-cell table:formula="of:=[.F2]/[.H2]" office:value-type="float" office:value="0.218439658761507" calcext:value-type="float">
            <text:p>0.21843965876150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9905" calcext:value-type="float">
            <text:p>9905</text:p>
          </table:table-cell>
          <table:table-cell office:value-type="float" office:value="22.2530193328857" calcext:value-type="float">
            <text:p>22.2530193328857</text:p>
          </table:table-cell>
          <table:table-cell office:value-type="float" office:value="22.2329998016357" calcext:value-type="float">
            <text:p>22.2329998016357</text:p>
          </table:table-cell>
          <table:table-cell office:value-type="float" office:value="8.53384304046631" calcext:value-type="float">
            <text:p>8.53384304046631</text:p>
          </table:table-cell>
          <table:table-cell office:value-type="float" office:value="0.0780201599223751" calcext:value-type="float">
            <text:p>0.078020159922375</text:p>
          </table:table-cell>
          <table:table-cell office:value-type="float" office:value="0.000157695691123262" calcext:value-type="float">
            <text:p>0.000157695691123</text:p>
          </table:table-cell>
          <table:table-cell office:value-type="float" office:value="0.937915374474924" calcext:value-type="float">
            <text:p>0.937915374474924</text:p>
          </table:table-cell>
          <table:table-cell office:value-type="float" office:value="0.00189573071037168" calcext:value-type="float">
            <text:p>0.001895730710372</text:p>
          </table:table-cell>
          <table:table-cell table:formula="of:=[.F3]*[.B3]" office:value-type="float" office:value="772.789684031125" calcext:value-type="float">
            <text:p>772.789684031125</text:p>
          </table:table-cell>
          <table:table-cell table:formula="of:=[.F3]/[.H3]" office:value-type="float" office:value="0.0831846476192517" calcext:value-type="float">
            <text:p>0.083184647619252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float" office:value="39890" calcext:value-type="float">
            <text:p>39890</text:p>
          </table:table-cell>
          <table:table-cell office:value-type="float" office:value="50.2964286804199" calcext:value-type="float">
            <text:p>50.2964286804199</text:p>
          </table:table-cell>
          <table:table-cell office:value-type="float" office:value="62.3703346252441" calcext:value-type="float">
            <text:p>62.3703346252441</text:p>
          </table:table-cell>
          <table:table-cell office:value-type="float" office:value="90.8997116088867" calcext:value-type="float">
            <text:p>90.8997116088867</text:p>
          </table:table-cell>
          <table:table-cell office:value-type="float" office:value="0.179941696329443" calcext:value-type="float">
            <text:p>0.179941696329443</text:p>
          </table:table-cell>
          <table:table-cell office:value-type="float" office:value="0.000057360983270525" calcext:value-type="float">
            <text:p>5.7360983270525E-05</text:p>
          </table:table-cell>
          <table:table-cell office:value-type="float" office:value="0.576098955453467" calcext:value-type="float">
            <text:p>0.576098955453467</text:p>
          </table:table-cell>
          <table:table-cell office:value-type="float" office:value="0.000183646165508145" calcext:value-type="float">
            <text:p>0.000183646165508</text:p>
          </table:table-cell>
          <table:table-cell table:formula="of:=[.F4]*[.B4]" office:value-type="float" office:value="7177.87426658148" calcext:value-type="float">
            <text:p>7177.87426658148</text:p>
          </table:table-cell>
          <table:table-cell table:formula="of:=[.F4]/[.H4]" office:value-type="float" office:value="0.312345118188601" calcext:value-type="float">
            <text:p>0.312345118188601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69664" calcext:value-type="float">
            <text:p>69664</text:p>
          </table:table-cell>
          <table:table-cell office:value-type="float" office:value="86.3580780029297" calcext:value-type="float">
            <text:p>86.3580780029297</text:p>
          </table:table-cell>
          <table:table-cell office:value-type="float" office:value="66.9311599731445" calcext:value-type="float">
            <text:p>66.9311599731445</text:p>
          </table:table-cell>
          <table:table-cell office:value-type="float" office:value="85.6007690429687" calcext:value-type="float">
            <text:p>85.6007690429687</text:p>
          </table:table-cell>
          <table:table-cell office:value-type="float" office:value="0.126968393582719" calcext:value-type="float">
            <text:p>0.126968393582719</text:p>
          </table:table-cell>
          <table:table-cell office:value-type="float" office:value="0.0000219666740109889" calcext:value-type="float">
            <text:p>2.19666740109889E-05</text:p>
          </table:table-cell>
          <table:table-cell office:value-type="float" office:value="0.320612590103523" calcext:value-type="float">
            <text:p>0.320612590103523</text:p>
          </table:table-cell>
          <table:table-cell office:value-type="float" office:value="0.0000554688615953432" calcext:value-type="float">
            <text:p>5.54688615953432E-05</text:p>
          </table:table-cell>
          <table:table-cell table:formula="of:=[.F5]*[.B5]" office:value-type="float" office:value="8845.12617054654" calcext:value-type="float">
            <text:p>8845.12617054654</text:p>
          </table:table-cell>
          <table:table-cell table:formula="of:=[.F5]/[.H5]" office:value-type="float" office:value="0.396018115014516" calcext:value-type="float">
            <text:p>0.396018115014516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float" office:value="71664" calcext:value-type="float">
            <text:p>71664</text:p>
          </table:table-cell>
          <table:table-cell office:value-type="float" office:value="76.0408020019531" calcext:value-type="float">
            <text:p>76.0408020019531</text:p>
          </table:table-cell>
          <table:table-cell office:value-type="float" office:value="59.6437797546387" calcext:value-type="float">
            <text:p>59.6437797546387</text:p>
          </table:table-cell>
          <table:table-cell office:value-type="float" office:value="97.8896789550781" calcext:value-type="float">
            <text:p>97.8896789550781</text:p>
          </table:table-cell>
          <table:table-cell office:value-type="float" office:value="0.114459829561757" calcext:value-type="float">
            <text:p>0.114459829561757</text:p>
          </table:table-cell>
          <table:table-cell office:value-type="float" office:value="0.0000252372045849914" calcext:value-type="float">
            <text:p>2.52372045849914E-05</text:p>
          </table:table-cell>
          <table:table-cell office:value-type="float" office:value="0.719104507758305" calcext:value-type="float">
            <text:p>0.719104507758305</text:p>
          </table:table-cell>
          <table:table-cell office:value-type="float" office:value="0.000158555081287222" calcext:value-type="float">
            <text:p>0.000158555081287</text:p>
          </table:table-cell>
          <table:table-cell table:formula="of:=[.F6]*[.B6]" office:value-type="float" office:value="8202.64922571375" calcext:value-type="float">
            <text:p>8202.64922571375</text:p>
          </table:table-cell>
          <table:table-cell table:formula="of:=[.F6]/[.H6]" office:value-type="float" office:value="0.159169951414388" calcext:value-type="float">
            <text:p>0.159169951414388</text:p>
          </table:table-cell>
        </table:table-row>
        <table:table-row table:style-name="ro1">
          <table:table-cell office:value-type="string" calcext:value-type="string">
            <text:p>tweel</text:p>
          </table:table-cell>
          <table:table-cell office:value-type="float" office:value="565108" calcext:value-type="float">
            <text:p>565108</text:p>
          </table:table-cell>
          <table:table-cell office:value-type="float" office:value="101.746185302734" calcext:value-type="float">
            <text:p>101.746185302734</text:p>
          </table:table-cell>
          <table:table-cell office:value-type="float" office:value="21.990177154541" calcext:value-type="float">
            <text:p>21.990177154541</text:p>
          </table:table-cell>
          <table:table-cell office:value-type="float" office:value="101.751892089844" calcext:value-type="float">
            <text:p>101.751892089844</text:p>
          </table:table-cell>
          <table:table-cell office:value-type="float" office:value="0.0536598328698355" calcext:value-type="float">
            <text:p>0.053659832869836</text:p>
          </table:table-cell>
          <table:table-cell office:value-type="float" office:value="0.0000239829417194678" calcext:value-type="float">
            <text:p>2.39829417194678E-05</text:p>
          </table:table-cell>
          <table:table-cell office:value-type="float" office:value="0.123582417393016" calcext:value-type="float">
            <text:p>0.123582417393016</text:p>
          </table:table-cell>
          <table:table-cell office:value-type="float" office:value="0.0000552344231313059" calcext:value-type="float">
            <text:p>5.52344231313059E-05</text:p>
          </table:table-cell>
          <table:table-cell table:formula="of:=[.F7]*[.B7]" office:value-type="float" office:value="30323.600833407" calcext:value-type="float">
            <text:p>30323.600833407</text:p>
          </table:table-cell>
          <table:table-cell table:formula="of:=[.F7]/[.H7]" office:value-type="float" office:value="0.434202809766917" calcext:value-type="float">
            <text:p>0.43420280976691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082896" calcext:value-type="float">
            <text:p>1082896</text:p>
          </table:table-cell>
          <table:table-cell office:value-type="float" office:value="127.101608276367" calcext:value-type="float">
            <text:p>127.101608276367</text:p>
          </table:table-cell>
          <table:table-cell office:value-type="float" office:value="115.417602539063" calcext:value-type="float">
            <text:p>115.417602539063</text:p>
          </table:table-cell>
          <table:table-cell office:value-type="float" office:value="114.046005249023" calcext:value-type="float">
            <text:p>114.046005249023</text:p>
          </table:table-cell>
          <table:table-cell office:value-type="float" office:value="0.0716314142731052" calcext:value-type="float">
            <text:p>0.071631414273105</text:p>
          </table:table-cell>
          <table:table-cell office:value-type="float" office:value="0.00000488292924238295" calcext:value-type="float">
            <text:p>4.88292924238295E-06</text:p>
          </table:table-cell>
          <table:table-cell office:value-type="float" office:value="0.22401228517753" calcext:value-type="float">
            <text:p>0.22401228517753</text:p>
          </table:table-cell>
          <table:table-cell office:value-type="float" office:value="0.0000152703412189515" calcext:value-type="float">
            <text:p>1.52703412189515E-05</text:p>
          </table:table-cell>
          <table:table-cell table:formula="of:=[.F8]*[.B8]" office:value-type="float" office:value="77569.3719906885" calcext:value-type="float">
            <text:p>77569.3719906885</text:p>
          </table:table-cell>
          <table:table-cell table:formula="of:=[.F8]/[.H8]" office:value-type="float" office:value="0.319765562037534" calcext:value-type="float">
            <text:p>0.319765562037534</text:p>
          </table:table-cell>
        </table:table-row>
        <table:table-row table:style-name="ro1">
          <table:table-cell office:value-type="string" calcext:value-type="string">
            <text:p>possum</text:p>
          </table:table-cell>
          <table:table-cell office:value-type="float" office:value="1293386" calcext:value-type="float">
            <text:p>1293386</text:p>
          </table:table-cell>
          <table:table-cell office:value-type="float" office:value="65.0660018920898" calcext:value-type="float">
            <text:p>65.0660018920898</text:p>
          </table:table-cell>
          <table:table-cell office:value-type="float" office:value="67.8040008544922" calcext:value-type="float">
            <text:p>67.8040008544922</text:p>
          </table:table-cell>
          <table:table-cell office:value-type="float" office:value="65.120002746582" calcext:value-type="float">
            <text:p>65.120002746582</text:p>
          </table:table-cell>
          <table:table-cell office:value-type="float" office:value="0.00266878300662201" calcext:value-type="float">
            <text:p>0.002668783006622</text:p>
          </table:table-cell>
          <table:table-cell office:value-type="float" office:value="0.000000604928187360884" calcext:value-type="float">
            <text:p>6.04928187360884E-07</text:p>
          </table:table-cell>
          <table:table-cell office:value-type="float" office:value="0.0189709943120995" calcext:value-type="float">
            <text:p>0.0189709943121</text:p>
          </table:table-cell>
          <table:table-cell office:value-type="float" office:value="0.00000430012075660575" calcext:value-type="float">
            <text:p>4.30012075660575E-06</text:p>
          </table:table-cell>
          <table:table-cell table:formula="of:=[.F9]*[.B9]" office:value-type="float" office:value="3451.76657780282" calcext:value-type="float">
            <text:p>3451.76657780282</text:p>
          </table:table-cell>
          <table:table-cell table:formula="of:=[.F9]/[.H9]" office:value-type="float" office:value="0.140677023181641" calcext:value-type="float">
            <text:p>0.140677023181641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float" office:value="1660268" calcext:value-type="float">
            <text:p>1660268</text:p>
          </table:table-cell>
          <table:table-cell office:value-type="float" office:value="86.0358428955078" calcext:value-type="float">
            <text:p>86.0358428955078</text:p>
          </table:table-cell>
          <table:table-cell office:value-type="float" office:value="85.4262924194336" calcext:value-type="float">
            <text:p>85.4262924194336</text:p>
          </table:table-cell>
          <table:table-cell office:value-type="float" office:value="122.878112792969" calcext:value-type="float">
            <text:p>122.878112792969</text:p>
          </table:table-cell>
          <table:table-cell office:value-type="float" office:value="0.0104306206325707" calcext:value-type="float">
            <text:p>0.010430620632571</text:p>
          </table:table-cell>
          <table:table-cell office:value-type="float" office:value="0.00000141918552956541" calcext:value-type="float">
            <text:p>1.41918552956541E-06</text:p>
          </table:table-cell>
          <table:table-cell office:value-type="float" office:value="0.0279147440893171" calcext:value-type="float">
            <text:p>0.027914744089317</text:p>
          </table:table-cell>
          <table:table-cell office:value-type="float" office:value="0.00000379806746583947" calcext:value-type="float">
            <text:p>3.79806746583947E-06</text:p>
          </table:table-cell>
          <table:table-cell table:formula="of:=[.F10]*[.B10]" office:value-type="float" office:value="17317.6256563969" calcext:value-type="float">
            <text:p>17317.6256563969</text:p>
          </table:table-cell>
          <table:table-cell table:formula="of:=[.F10]/[.H10]" office:value-type="float" office:value="0.373659905288635" calcext:value-type="float">
            <text:p>0.37365990528863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2336382" calcext:value-type="float">
            <text:p>2336382</text:p>
          </table:table-cell>
          <table:table-cell office:value-type="float" office:value="112.062965393066" calcext:value-type="float">
            <text:p>112.062965393066</text:p>
          </table:table-cell>
          <table:table-cell office:value-type="float" office:value="99.3449249267578" calcext:value-type="float">
            <text:p>99.3449249267578</text:p>
          </table:table-cell>
          <table:table-cell office:value-type="float" office:value="123.39771270752" calcext:value-type="float">
            <text:p>123.39771270752</text:p>
          </table:table-cell>
          <table:table-cell office:value-type="float" office:value="0.0243485056335574" calcext:value-type="float">
            <text:p>0.024348505633557</text:p>
          </table:table-cell>
          <table:table-cell office:value-type="float" office:value="0.0000021870792263644" calcext:value-type="float">
            <text:p>2.1870792263644E-06</text:p>
          </table:table-cell>
          <table:table-cell office:value-type="float" office:value="0.254122800292819" calcext:value-type="float">
            <text:p>0.254122800292819</text:p>
          </table:table-cell>
          <table:table-cell office:value-type="float" office:value="0.0000228263165645772" calcext:value-type="float">
            <text:p>2.28263165645772E-05</text:p>
          </table:table-cell>
          <table:table-cell table:formula="of:=[.F11]*[.B11]" office:value-type="float" office:value="56887.4102891421" calcext:value-type="float">
            <text:p>56887.4102891421</text:p>
          </table:table-cell>
          <table:table-cell table:formula="of:=[.F11]/[.H11]" office:value-type="float" office:value="0.0958139356464719" calcext:value-type="float">
            <text:p>0.095813935646472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office:value-type="string" calcext:value-type="string">
            <text:p>Engine s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H35]/2" office:value-type="float" office:value="8" calcext:value-type="float">
            <text:p>8</text:p>
          </table:table-cell>
          <table:table-cell table:formula="of:=[.I35]/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table:formula="of:=128*128*128" office:value-type="float" office:value="2097152" calcext:value-type="float">
            <text:p>2.10E+06</text:p>
          </table:table-cell>
          <table:table-cell table:style-name="ce1" table:formula="of:=[.B36]*8" office:value-type="float" office:value="16777216" calcext:value-type="float">
            <text:p>16.78E+06</text:p>
          </table:table-cell>
          <table:table-cell table:style-name="ce1" table:formula="of:=[.C36]*8" office:value-type="float" office:value="134217728" calcext:value-type="float">
            <text:p>134.22E+06</text:p>
          </table:table-cell>
          <table:table-cell table:style-name="ce1" table:formula="of:=[.D36]*8" office:value-type="float" office:value="1073741824" calcext:value-type="float">
            <text:p>1.07E+09</text:p>
          </table:table-cell>
          <table:table-cell table:style-name="ce1" table:formula="of:=[.E36]*8" office:value-type="float" office:value="8589934592" calcext:value-type="float">
            <text:p>8.59E+09</text:p>
          </table:table-cell>
          <table:table-cell table:style-name="ce1" table:formula="of:=[.F36]*8" office:value-type="float" office:value="68719476736" calcext:value-type="float">
            <text:p>68.72E+09</text:p>
          </table:table-cell>
          <table:table-cell table:style-name="ce1" table:formula="of:=[.G36]*8" office:value-type="float" office:value="549755813888" calcext:value-type="float">
            <text:p>549.76E+09</text:p>
          </table:table-cell>
          <table:table-cell table:style-name="ce1" table:formula="of:=[.H36]*8" office:value-type="float" office:value="4398046511104" calcext:value-type="float">
            <text:p>4.40E+12</text:p>
          </table:table-cell>
          <table:table-cell table:style-name="ce1" table:formula="of:=[.I36]*8" office:value-type="float" office:value="35184372088832" calcext:value-type="float">
            <text:p>35.18E+12</text:p>
          </table:table-cell>
          <table:table-cell table:style-name="ce1"/>
        </table:table-row>
        <table:table-row table:style-name="ro1">
          <table:table-cell office:value-type="string" calcext:value-type="string">
            <text:p>Compressed</text:p>
          </table:table-cell>
          <table:table-cell table:style-name="ce1" office:value-type="float" office:value="2621440" calcext:value-type="float">
            <text:p>2.62E+06</text:p>
          </table:table-cell>
          <table:table-cell table:style-name="ce1" office:value-type="float" office:value="10485760" calcext:value-type="float">
            <text:p>10.49E+06</text:p>
          </table:table-cell>
          <table:table-cell table:style-name="ce1" office:value-type="float" office:value="46137344" calcext:value-type="float">
            <text:p>46.14E+06</text:p>
          </table:table-cell>
          <table:table-cell table:style-name="ce1" office:value-type="float" office:value="251658240" calcext:value-type="float">
            <text:p>251.66E+06</text:p>
          </table:table-cell>
          <table:table-cell table:style-name="ce1" office:value-type="float" office:value="1006632960" calcext:value-type="float">
            <text:p>1.01E+09</text:p>
          </table:table-cell>
          <table:table-cell table:style-name="ce1" office:value-type="float" office:value="3690987520" calcext:value-type="float">
            <text:p>3.69E+09</text:p>
          </table:table-cell>
          <table:table-cell table:style-name="ce1" office:value-type="float" office:value="13006929920" calcext:value-type="float">
            <text:p>13.01E+09</text:p>
          </table:table-cell>
          <table:table-cell table:style-name="ce1" office:value-type="float" office:value="43043913728" calcext:value-type="float">
            <text:p>43.04E+09</text:p>
          </table:table-cell>
          <table:table-cell table:style-name="ce1" office:value-type="float" office:value="151018012672" calcext:value-type="float">
            <text:p>151.02E+09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 table:formula="of:=[.B36]/[.B37]" office:value-type="float" office:value="0.8" calcext:value-type="float">
            <text:p>0.8</text:p>
          </table:table-cell>
          <table:table-cell table:formula="of:=[.C36]/[.C37]" office:value-type="float" office:value="1.6" calcext:value-type="float">
            <text:p>1.6</text:p>
          </table:table-cell>
          <table:table-cell table:formula="of:=[.D36]/[.D37]" office:value-type="float" office:value="2.90909090909091" calcext:value-type="float">
            <text:p>2.90909090909091</text:p>
          </table:table-cell>
          <table:table-cell table:formula="of:=[.E36]/[.E37]" office:value-type="float" office:value="4.26666666666667" calcext:value-type="float">
            <text:p>4.26666666666667</text:p>
          </table:table-cell>
          <table:table-cell table:formula="of:=[.F36]/[.F37]" office:value-type="float" office:value="8.53333333333333" calcext:value-type="float">
            <text:p>8.53333333333333</text:p>
          </table:table-cell>
          <table:table-cell table:formula="of:=[.G36]/[.G37]" office:value-type="float" office:value="18.6181818181818" calcext:value-type="float">
            <text:p>18.6181818181818</text:p>
          </table:table-cell>
          <table:table-cell table:formula="of:=[.H36]/[.H37]" office:value-type="float" office:value="42.2663777900942" calcext:value-type="float">
            <text:p>42.2663777900942</text:p>
          </table:table-cell>
          <table:table-cell table:formula="of:=[.I36]/[.I37]" office:value-type="float" office:value="102.175804433022" calcext:value-type="float">
            <text:p>102.175804433022</text:p>
          </table:table-cell>
          <table:table-cell table:formula="of:=[.J36]/[.J37]" office:value-type="float" office:value="232.981294524448" calcext:value-type="float">
            <text:p>232.98129452444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string" calcext:value-type="string">
            <text:p>compressed size</text:p>
          </table:table-cell>
          <table:table-cell office:value-type="string" calcext:value-type="string">
            <text:p>in G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oid</text:p>
          </table:table-cell>
          <table:table-cell table:style-name="ce1" office:value-type="float" office:value="23162519552" calcext:value-type="float">
            <text:p>23.16E+09</text:p>
          </table:table-cell>
          <table:table-cell table:formula="of:=[.B41]/1073741824" office:value-type="float" office:value="21.57177734375" calcext:value-type="float">
            <text:p>21.57177734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</text:p>
          </table:table-cell>
          <table:table-cell table:style-name="ce1" office:value-type="float" office:value="11308367872" calcext:value-type="float">
            <text:p>11.31E+09</text:p>
          </table:table-cell>
          <table:table-cell table:formula="of:=[.B42]/1073741824" office:value-type="float" office:value="10.53173828125" calcext:value-type="float">
            <text:p>10.53173828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ppy</text:p>
          </table:table-cell>
          <table:table-cell table:style-name="ce1" office:value-type="float" office:value="28643950592" calcext:value-type="float">
            <text:p>28.64E+09</text:p>
          </table:table-cell>
          <table:table-cell table:formula="of:=[.B43]/1073741824" office:value-type="float" office:value="26.6767578125" calcext:value-type="float">
            <text:p>26.6767578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nny</text:p>
          </table:table-cell>
          <table:table-cell table:style-name="ce1" office:value-type="float" office:value="33546043392" calcext:value-type="float">
            <text:p>33.55E+09</text:p>
          </table:table-cell>
          <table:table-cell table:formula="of:=[.B44]/1073741824" office:value-type="float" office:value="31.2421875" calcext:value-type="float">
            <text:p>31.2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irrel</text:p>
          </table:table-cell>
          <table:table-cell table:style-name="ce1" office:value-type="float" office:value="39829635072" calcext:value-type="float">
            <text:p>39.83E+09</text:p>
          </table:table-cell>
          <table:table-cell table:formula="of:=[.B45]/1073741824" office:value-type="float" office:value="37.09423828125" calcext:value-type="float">
            <text:p>37.09423828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eel</text:p>
          </table:table-cell>
          <table:table-cell table:style-name="ce1" office:value-type="float" office:value="97674330112" calcext:value-type="float">
            <text:p>97.67E+09</text:p>
          </table:table-cell>
          <table:table-cell table:formula="of:=[.B46]/1073741824" office:value-type="float" office:value="90.96630859375" calcext:value-type="float">
            <text:p>90.96630859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rt</text:p>
          </table:table-cell>
          <table:table-cell table:style-name="ce1" office:value-type="float" office:value="90596966400" calcext:value-type="float">
            <text:p>90.60E+09</text:p>
          </table:table-cell>
          <table:table-cell table:formula="of:=[.B47]/1073741824" office:value-type="float" office:value="84.375" calcext:value-type="float">
            <text:p>84.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sum</text:p>
          </table:table-cell>
          <table:table-cell table:style-name="ce1" office:value-type="float" office:value="34292629504" calcext:value-type="float">
            <text:p>34.29E+09</text:p>
          </table:table-cell>
          <table:table-cell table:formula="of:=[.B48]/1073741824" office:value-type="float" office:value="31.9375" calcext:value-type="float">
            <text:p>31.9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dney</text:p>
          </table:table-cell>
          <table:table-cell table:style-name="ce1" office:value-type="float" office:value="57042534400" calcext:value-type="float">
            <text:p>57.04E+09</text:p>
          </table:table-cell>
          <table:table-cell table:formula="of:=[.B49]/1073741824" office:value-type="float" office:value="53.125" calcext:value-type="float">
            <text:p>53.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ine</text:p>
          </table:table-cell>
          <table:table-cell table:style-name="ce1" office:value-type="float" office:value="151018012672" calcext:value-type="float">
            <text:p>151.02E+09</text:p>
          </table:table-cell>
          <table:table-cell table:formula="of:=[.B50]/1073741824" office:value-type="float" office:value="140.646484375" calcext:value-type="float">
            <text:p>140.6464843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0:58:06.02177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21:38:48.659495139</dc:date>
    <meta:editing-duration>PT1H4M54S</meta:editing-duration>
    <meta:editing-cycles>8</meta:editing-cycles>
    <meta:generator>LibreOffice/6.4.7.2$Linux_X86_64 LibreOffice_project/40$Build-2</meta:generator>
    <meta:document-statistic meta:table-count="1" meta:cell-count="19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35cm" svg:y="0.316cm" chart:style-name="ch2">
          <text:p>PPS Work Efficiency</text:p>
        </chart:title>
        <chart:subtitle svg:x="4.984cm" svg:y="1.302cm" chart:style-name="ch3">
          <text:p>Average Triangle/Layer Area Ratio</text:p>
        </chart:subtitle>
        <chart:plot-area chart:style-name="ch4" table:cell-range-address="model_analysis.A2:model_analysis.A11 model_analysis.G2:model_analysis.G11" chart:data-source-has-labels="column" svg:x="0.32cm" svg:y="2.155cm" svg:width="15.36cm" svg:height="6.665cm">
          <chartooo:coordinate-region svg:x="1.841cm" svg:y="2.35cm" svg:width="13.839cm" svg:height="5.831cm"/>
          <chart:axis chart:dimension="x" chart:name="primary-x" chart:style-name="ch5" chartooo:axis-type="auto">
            <chartooo:date-scale/>
            <chart:categories table:cell-range-address="model_analysis.A2:model_analysi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el_analysis.G2:model_analysis.G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model_analysis.A2:model_analysis.A11</svg:desc>
                </draw:g>
              </table:table-cell>
              <table:table-cell office:value-type="float" office:value="0.000433561857755965">
                <text:p>0.000433561857755965</text:p>
                <draw:g>
                  <svg:desc>model_analysis.G2:model_analysis.G11</svg:desc>
                </draw:g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0.000157695691123262">
                <text:p>0.000157695691123262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000057360983270525">
                <text:p>0.000057360983270525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0000219666740109889">
                <text:p>0.0000219666740109889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0000252372045849914">
                <text:p>0.0000252372045849914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0000239829417194678">
                <text:p>0.0000239829417194678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00000488292924238295">
                <text:p>0.00000488292924238295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000000604928187360884">
                <text:p>0.000000604928187360884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00000141918552956541">
                <text:p>0.00000141918552956541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000021870792263644">
                <text:p>0.0000021870792263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Bbox Work Efficiency</text:p>
        </chart:title>
        <chart:subtitle svg:x="5.019cm" svg:y="1.302cm" chart:style-name="ch3">
          <text:p>Average Triangle/Bbox Area Ratio</text:p>
        </chart:subtitle>
        <chart:plot-area chart:style-name="ch4" table:cell-range-address="model_analysis.A2:model_analysis.A11 model_analysis.K2:model_analysis.K11" chart:data-source-has-labels="column" svg:x="0.32cm" svg:y="2.155cm" svg:width="15.36cm" svg:height="6.665cm">
          <chartooo:coordinate-region svg:x="1.259cm" svg:y="2.35cm" svg:width="14.421cm" svg:height="5.831cm"/>
          <chart:axis chart:dimension="x" chart:name="primary-x" chart:style-name="ch5" chartooo:axis-type="auto">
            <chartooo:date-scale/>
            <chart:categories table:cell-range-address="model_analysis.A2:model_analysi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el_analysis.K2:model_analysis.K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model_analysis.A2:model_analysis.A11</svg:desc>
                </draw:g>
              </table:table-cell>
              <table:table-cell office:value-type="float" office:value="0.218439658761507">
                <text:p>0.218439658761507</text:p>
                <draw:g>
                  <svg:desc>model_analysis.K2:model_analysis.K11</svg:desc>
                </draw:g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0.0831846476192517">
                <text:p>0.0831846476192517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0.312345118188601">
                <text:p>0.312345118188601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.396018115014516">
                <text:p>0.396018115014516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0.159169951414388">
                <text:p>0.159169951414388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0.434202809766917">
                <text:p>0.434202809766917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319765562037534">
                <text:p>0.319765562037534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0.140677023181641">
                <text:p>0.140677023181641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0.373659905288635">
                <text:p>0.373659905288635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0958139356464719">
                <text:p>0.0958139356464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44cm" svg:y="0.316cm" chart:style-name="ch2">
          <text:p>Output Size</text:p>
        </chart:title>
        <chart:legend chart:legend-position="end" svg:x="13.252cm" svg:y="3.96cm" style:legend-expansion="high" chart:style-name="ch3"/>
        <chart:plot-area chart:style-name="ch4" table:cell-range-address="model_analysis.A35:model_analysis.J37" chart:data-source-has-labels="both" svg:x="1.314cm" svg:y="1.301cm" svg:width="11.618cm" svg:height="6.555cm">
          <chartooo:coordinate-region svg:x="3.47cm" svg:y="1.496cm" svg:width="9.462cm" svg:height="5.721cm"/>
          <chart:axis chart:dimension="x" chart:name="primary-x" chart:style-name="ch5" chartooo:axis-type="auto">
            <chartooo:date-scale/>
            <chart:title svg:x="6.007cm" svg:y="8.037cm" chart:style-name="ch6">
              <text:p>resolution (um)</text:p>
            </chart:title>
            <chart:categories table:cell-range-address="model_analysis.B35:model_analysis.J35"/>
          </chart:axis>
          <chart:axis chart:dimension="y" chart:name="primary-y" chart:style-name="ch7">
            <chart:title svg:x="0.451cm" svg:y="5.932cm" chart:style-name="ch8">
              <text:p>output size (bytes)</text:p>
            </chart:title>
            <chart:grid chart:style-name="ch9" chart:class="major"/>
          </chart:axis>
          <chart:series chart:style-name="ch10" chart:values-cell-range-address="model_analysis.B36:model_analysis.J36" chart:label-cell-address="model_analysis.A36:model_analysis.A36" chart:class="chart:bar">
            <chart:data-point chart:repeated="9"/>
          </chart:series>
          <chart:series chart:style-name="ch11" chart:values-cell-range-address="model_analysis.B37:model_analysis.J37" chart:label-cell-address="model_analysis.A37:model_analysis.A37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model_analysis.B35:model_analysis.J35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model_analysis.A36:model_analysis.A36</svg:desc>
                </draw:g>
              </table:table-cell>
              <table:table-cell office:value-type="float" office:value="2097152">
                <text:p>2097152</text:p>
                <draw:g>
                  <svg:desc>model_analysis.B36:model_analysis.J36</svg:desc>
                </draw:g>
              </table:table-cell>
              <table:table-cell office:value-type="float" office:value="16777216">
                <text:p>16777216</text:p>
              </table:table-cell>
              <table:table-cell office:value-type="float" office:value="134217728">
                <text:p>134217728</text:p>
              </table:table-cell>
              <table:table-cell office:value-type="float" office:value="1073741824">
                <text:p>1073741824</text:p>
              </table:table-cell>
              <table:table-cell office:value-type="float" office:value="8589934592">
                <text:p>8589934592</text:p>
              </table:table-cell>
              <table:table-cell office:value-type="float" office:value="68719476736">
                <text:p>68719476736</text:p>
              </table:table-cell>
              <table:table-cell office:value-type="float" office:value="549755813888">
                <text:p>549755813888</text:p>
              </table:table-cell>
              <table:table-cell office:value-type="float" office:value="4398046511104">
                <text:p>4398046511104</text:p>
              </table:table-cell>
              <table:table-cell office:value-type="float" office:value="35184372088832">
                <text:p>35184372088832</text:p>
              </table:table-cell>
            </table:table-row>
            <table:table-row>
              <table:table-cell office:value-type="string">
                <text:p>Compressed</text:p>
                <draw:g>
                  <svg:desc>model_analysis.A37:model_analysis.A37</svg:desc>
                </draw:g>
              </table:table-cell>
              <table:table-cell office:value-type="float" office:value="2621440">
                <text:p>2621440</text:p>
                <draw:g>
                  <svg:desc>model_analysis.B37:model_analysis.J37</svg:desc>
                </draw:g>
              </table:table-cell>
              <table:table-cell office:value-type="float" office:value="10485760">
                <text:p>10485760</text:p>
              </table:table-cell>
              <table:table-cell office:value-type="float" office:value="46137344">
                <text:p>46137344</text:p>
              </table:table-cell>
              <table:table-cell office:value-type="float" office:value="251658240">
                <text:p>251658240</text:p>
              </table:table-cell>
              <table:table-cell office:value-type="float" office:value="1006632960">
                <text:p>1006632960</text:p>
              </table:table-cell>
              <table:table-cell office:value-type="float" office:value="3690987520">
                <text:p>3690987520</text:p>
              </table:table-cell>
              <table:table-cell office:value-type="float" office:value="13006929920">
                <text:p>13006929920</text:p>
              </table:table-cell>
              <table:table-cell office:value-type="float" office:value="43043913728">
                <text:p>43043913728</text:p>
              </table:table-cell>
              <table:table-cell office:value-type="float" office:value="151018012672">
                <text:p>1510180126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4cm" svg:y="0.316cm" chart:style-name="ch2">
          <text:p>Compressed Output Size</text:p>
        </chart:title>
        <chart:subtitle svg:x="6.378cm" svg:y="1.302cm" chart:style-name="ch3">
          <text:p>Resolution = 4 um</text:p>
        </chart:subtitle>
        <chart:plot-area chart:style-name="ch4" table:cell-range-address="model_analysis.A41:model_analysis.A50 model_analysis.C41:model_analysis.C50" chart:data-source-has-labels="column" svg:x="1.314cm" svg:y="2.155cm" svg:width="14.366cm" svg:height="5.701cm">
          <chartooo:coordinate-region svg:x="2.147cm" svg:y="2.35cm" svg:width="13.533cm" svg:height="4.867cm"/>
          <chart:axis chart:dimension="x" chart:name="primary-x" chart:style-name="ch5" chartooo:axis-type="auto">
            <chartooo:date-scale/>
            <chart:title svg:x="7.928cm" svg:y="8.037cm" chart:style-name="ch6">
              <text:p>models</text:p>
            </chart:title>
            <chart:categories table:cell-range-address="model_analysis.A41:model_analysis.A50"/>
          </chart:axis>
          <chart:axis chart:dimension="y" chart:name="primary-y" chart:style-name="ch7">
            <chart:title svg:x="0.451cm" svg:y="5.724cm" chart:style-name="ch8">
              <text:p>size (GB)</text:p>
            </chart:title>
            <chart:grid chart:style-name="ch9" chart:class="major"/>
          </chart:axis>
          <chart:series chart:style-name="ch10" chart:values-cell-range-address="model_analysis.C41:model_analysis.C5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  <draw:g>
                  <svg:desc>model_analysis.A41:model_analysis.A50</svg:desc>
                </draw:g>
              </table:table-cell>
              <table:table-cell office:value-type="float" office:value="21.57177734375">
                <text:p>21.57177734375</text:p>
                <draw:g>
                  <svg:desc>model_analysis.C41:model_analysis.C50</svg:desc>
                </draw:g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10.53173828125">
                <text:p>10.53173828125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26.6767578125">
                <text:p>26.6767578125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31.2421875">
                <text:p>31.2421875</text:p>
              </table:table-cell>
            </table:table-row>
            <table:table-row>
              <table:table-cell office:value-type="string">
                <text:p>squirrel</text:p>
              </table:table-cell>
              <table:table-cell office:value-type="float" office:value="37.09423828125">
                <text:p>37.09423828125</text:p>
              </table:table-cell>
            </table:table-row>
            <table:table-row>
              <table:table-cell office:value-type="string">
                <text:p>tweel</text:p>
              </table:table-cell>
              <table:table-cell office:value-type="float" office:value="90.96630859375">
                <text:p>90.96630859375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string">
                <text:p>possum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>
                <text:p>kidney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140.646484375">
                <text:p>140.64648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7cm" svg:y="0.316cm" chart:style-name="ch2">
          <text:p>Original Output Size</text:p>
        </chart:title>
        <chart:plot-area chart:style-name="ch3" table:cell-range-address="model_analysis.A35:model_analysis.J36" chart:data-source-has-labels="both" svg:x="1.314cm" svg:y="1.301cm" svg:width="14.366cm" svg:height="6.555cm">
          <chartooo:coordinate-region svg:x="3.47cm" svg:y="1.496cm" svg:width="12.21cm" svg:height="5.721cm"/>
          <chart:axis chart:dimension="x" chart:name="primary-x" chart:style-name="ch4" chartooo:axis-type="auto">
            <chartooo:date-scale/>
            <chart:title svg:x="7.381cm" svg:y="8.037cm" chart:style-name="ch5">
              <text:p>resolution (um)</text:p>
            </chart:title>
            <chart:categories table:cell-range-address="model_analysis.B35:model_analysis.J35"/>
          </chart:axis>
          <chart:axis chart:dimension="y" chart:name="primary-y" chart:style-name="ch6">
            <chart:title svg:x="0.451cm" svg:y="5.932cm" chart:style-name="ch7">
              <text:p>output size (bytes)</text:p>
            </chart:title>
            <chart:grid chart:style-name="ch8" chart:class="major"/>
          </chart:axis>
          <chart:series chart:style-name="ch9" chart:values-cell-range-address="model_analysis.B36:model_analysis.J36" chart:label-cell-address="model_analysis.A36:model_analysis.A3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model_analysis.B35:model_analysis.J35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model_analysis.A36:model_analysis.A36</svg:desc>
                </draw:g>
              </table:table-cell>
              <table:table-cell office:value-type="float" office:value="2097152">
                <text:p>2097152</text:p>
                <draw:g>
                  <svg:desc>model_analysis.B36:model_analysis.J36</svg:desc>
                </draw:g>
              </table:table-cell>
              <table:table-cell office:value-type="float" office:value="16777216">
                <text:p>16777216</text:p>
              </table:table-cell>
              <table:table-cell office:value-type="float" office:value="134217728">
                <text:p>134217728</text:p>
              </table:table-cell>
              <table:table-cell office:value-type="float" office:value="1073741824">
                <text:p>1073741824</text:p>
              </table:table-cell>
              <table:table-cell office:value-type="float" office:value="8589934592">
                <text:p>8589934592</text:p>
              </table:table-cell>
              <table:table-cell office:value-type="float" office:value="68719476736">
                <text:p>68719476736</text:p>
              </table:table-cell>
              <table:table-cell office:value-type="float" office:value="549755813888">
                <text:p>549755813888</text:p>
              </table:table-cell>
              <table:table-cell office:value-type="float" office:value="4398046511104">
                <text:p>4398046511104</text:p>
              </table:table-cell>
              <table:table-cell office:value-type="float" office:value="35184372088832">
                <text:p>351843720888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